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1.8583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1.9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oct_grav(microGal)</text:p>
          </table:table-cell>
          <table:table-cell office:value-type="string" calcext:value-type="string">
            <text:p>oct_std</text:p>
          </table:table-cell>
          <table:table-cell office:value-type="string" calcext:value-type="string">
            <text:p>nov_grav(microGal)</text:p>
          </table:table-cell>
          <table:table-cell office:value-type="string" calcext:value-type="string">
            <text:p>nov_std</text:p>
          </table:table-cell>
          <table:table-cell office:value-type="string" calcext:value-type="string">
            <text:p>del_grav_oct_nov(microGal)</text:p>
          </table:table-cell>
          <table:table-cell office:value-type="string" calcext:value-type="string">
            <text:p>del_grav_oct_nov_std(microGal)</text:p>
          </table:table-cell>
          <table:table-cell office:value-type="string" calcext:value-type="string">
            <text:p>del_storage_oct_nov(m)</text:p>
          </table:table-cell>
          <table:table-cell office:value-type="string" calcext:value-type="string">
            <text:p>del_storage_oct_nov_std (m)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float" office:value="34.07895" calcext:value-type="float">
            <text:p>34.07895</text:p>
          </table:table-cell>
          <table:table-cell office:value-type="float" office:value="-106.92083" calcext:value-type="float">
            <text:p>-106.92083</text:p>
          </table:table-cell>
          <table:table-cell office:value-type="float" office:value="1453" calcext:value-type="float">
            <text:p>1453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1.93" calcext:value-type="float">
            <text:p>1.93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1.8" calcext:value-type="float">
            <text:p>1.8</text:p>
          </table:table-cell>
          <table:table-cell table:formula="of:=([.G2]-[.E2])" office:value-type="float" office:value="0" calcext:value-type="float">
            <text:p>0</text:p>
          </table:table-cell>
          <table:table-cell table:formula="of:=SQRT([.F2]^2 + [.H2]^2)" office:value-type="float" office:value="2.6391096983642" calcext:value-type="float">
            <text:p>2.6391096983642</text:p>
          </table:table-cell>
          <table:table-cell table:formula="of:=[.I2]/41.9" office:value-type="float" office:value="0" calcext:value-type="float">
            <text:p>0</text:p>
          </table:table-cell>
          <table:table-cell table:formula="of:=SQRT(([.H2]/41.9)^2 + ([.J2]/41.9)^2)" office:value-type="float" office:value="0.0762413106726202" calcext:value-type="float">
            <text:p>0.0762413106726202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float" office:value="34.12036" calcext:value-type="float">
            <text:p>34.12036</text:p>
          </table:table-cell>
          <table:table-cell office:value-type="float" office:value="-106.88629" calcext:value-type="float">
            <text:p>-106.88629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979185874.8" calcext:value-type="float">
            <text:p>979185874.8</text:p>
          </table:table-cell>
          <table:table-cell office:value-type="float" office:value="2.02" calcext:value-type="float">
            <text:p>2.02</text:p>
          </table:table-cell>
          <table:table-cell office:value-type="float" office:value="979185865.33" calcext:value-type="float">
            <text:p>979185865.33</text:p>
          </table:table-cell>
          <table:table-cell office:value-type="float" office:value="1.84" calcext:value-type="float">
            <text:p>1.84</text:p>
          </table:table-cell>
          <table:table-cell table:formula="of:=([.G3]-[.E3])" office:value-type="float" office:value="-9.46999990940094" calcext:value-type="float">
            <text:p>-9.46999990940094</text:p>
          </table:table-cell>
          <table:table-cell table:formula="of:=SQRT([.F3]^2 + [.H3]^2)" office:value-type="float" office:value="2.73239821402372" calcext:value-type="float">
            <text:p>2.73239821402372</text:p>
          </table:table-cell>
          <table:table-cell table:formula="of:=[.I3]/41.9" office:value-type="float" office:value="-0.226014317646801" calcext:value-type="float">
            <text:p>-0.226014317646801</text:p>
          </table:table-cell>
          <table:table-cell table:formula="of:=SQRT(([.H3]/41.9)^2 + ([.J3]/41.9)^2)" office:value-type="float" office:value="0.0786199684998403" calcext:value-type="float">
            <text:p>0.0786199684998403</text:p>
          </table:table-cell>
        </table:table-row>
        <table:table-row table:style-name="ro1">
          <table:table-cell office:value-type="string" calcext:value-type="string">
            <text:p>ESC-W05</text:p>
          </table:table-cell>
          <table:table-cell office:value-type="float" office:value="34.12036" calcext:value-type="float">
            <text:p>34.12036</text:p>
          </table:table-cell>
          <table:table-cell office:value-type="float" office:value="-106.88629" calcext:value-type="float">
            <text:p>-106.88629</text:p>
          </table:table-cell>
          <table:table-cell office:value-type="float" office:value="1408.45" calcext:value-type="float">
            <text:p>1408.45</text:p>
          </table:table-cell>
          <table:table-cell office:value-type="float" office:value="979185373.04" calcext:value-type="float">
            <text:p>979185373.04</text:p>
          </table:table-cell>
          <table:table-cell office:value-type="float" office:value="2.4" calcext:value-type="float">
            <text:p>2.4</text:p>
          </table:table-cell>
          <table:table-cell office:value-type="float" office:value="979185388.02" calcext:value-type="float">
            <text:p>979185388.02</text:p>
          </table:table-cell>
          <table:table-cell office:value-type="float" office:value="1.83" calcext:value-type="float">
            <text:p>1.83</text:p>
          </table:table-cell>
          <table:table-cell table:formula="of:=([.G4]-[.E4])" office:value-type="float" office:value="14.9800000190735" calcext:value-type="float">
            <text:p>14.9800000190735</text:p>
          </table:table-cell>
          <table:table-cell table:formula="of:=SQRT([.F4]^2 + [.H4]^2)" office:value-type="float" office:value="3.01809542592676" calcext:value-type="float">
            <text:p>3.01809542592676</text:p>
          </table:table-cell>
          <table:table-cell table:formula="of:=[.I4]/41.9" office:value-type="float" office:value="0.357517900216551" calcext:value-type="float">
            <text:p>0.357517900216551</text:p>
          </table:table-cell>
          <table:table-cell table:formula="of:=SQRT(([.H4]/41.9)^2 + ([.J4]/41.9)^2)" office:value-type="float" office:value="0.0842377298139132" calcext:value-type="float">
            <text:p>0.0842377298139132</text:p>
          </table:table-cell>
        </table:table-row>
        <table:table-row table:style-name="ro1">
          <table:table-cell office:value-type="string" calcext:value-type="string">
            <text:p>ESC02</text:p>
          </table:table-cell>
          <table:table-cell office:value-type="float" office:value="34.12034" calcext:value-type="float">
            <text:p>34.12034</text:p>
          </table:table-cell>
          <table:table-cell office:value-type="float" office:value="-106.88834" calcext:value-type="float">
            <text:p>-106.88834</text:p>
          </table:table-cell>
          <table:table-cell office:value-type="float" office:value="1407.72" calcext:value-type="float">
            <text:p>1407.72</text:p>
          </table:table-cell>
          <table:table-cell office:value-type="float" office:value="979185137.03" calcext:value-type="float">
            <text:p>979185137.03</text:p>
          </table:table-cell>
          <table:table-cell office:value-type="float" office:value="2.55" calcext:value-type="float">
            <text:p>2.55</text:p>
          </table:table-cell>
          <table:table-cell office:value-type="float" office:value="979185142.57" calcext:value-type="float">
            <text:p>979185142.57</text:p>
          </table:table-cell>
          <table:table-cell office:value-type="float" office:value="1.83" calcext:value-type="float">
            <text:p>1.83</text:p>
          </table:table-cell>
          <table:table-cell table:formula="of:=([.G5]-[.E5])" office:value-type="float" office:value="5.54000008106232" calcext:value-type="float">
            <text:p>5.54000008106232</text:p>
          </table:table-cell>
          <table:table-cell table:formula="of:=SQRT([.F5]^2 + [.H5]^2)" office:value-type="float" office:value="3.13869399591614" calcext:value-type="float">
            <text:p>3.13869399591614</text:p>
          </table:table-cell>
          <table:table-cell table:formula="of:=[.I5]/41.9" office:value-type="float" office:value="0.132219572340389" calcext:value-type="float">
            <text:p>0.132219572340389</text:p>
          </table:table-cell>
          <table:table-cell table:formula="of:=SQRT(([.H5]/41.9)^2 + ([.J5]/41.9)^2)" office:value-type="float" office:value="0.0867117353418521" calcext:value-type="float">
            <text:p>0.0867117353418521</text:p>
          </table:table-cell>
        </table:table-row>
        <table:table-row table:style-name="ro1">
          <table:table-cell office:value-type="string" calcext:value-type="string">
            <text:p>ESC03</text:p>
          </table:table-cell>
          <table:table-cell office:value-type="float" office:value="34.1203" calcext:value-type="float">
            <text:p>34.1203</text:p>
          </table:table-cell>
          <table:table-cell office:value-type="float" office:value="-106.88751" calcext:value-type="float">
            <text:p>-106.88751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979185191.68" calcext:value-type="float">
            <text:p>979185191.68</text:p>
          </table:table-cell>
          <table:table-cell office:value-type="float" office:value="2.3" calcext:value-type="float">
            <text:p>2.3</text:p>
          </table:table-cell>
          <table:table-cell office:value-type="float" office:value="979185196.89" calcext:value-type="float">
            <text:p>979185196.89</text:p>
          </table:table-cell>
          <table:table-cell office:value-type="float" office:value="1.83" calcext:value-type="float">
            <text:p>1.83</text:p>
          </table:table-cell>
          <table:table-cell table:formula="of:=([.G6]-[.E6])" office:value-type="float" office:value="5.21000003814697" calcext:value-type="float">
            <text:p>5.21000003814697</text:p>
          </table:table-cell>
          <table:table-cell table:formula="of:=SQRT([.F6]^2 + [.H6]^2)" office:value-type="float" office:value="2.93920057158405" calcext:value-type="float">
            <text:p>2.93920057158405</text:p>
          </table:table-cell>
          <table:table-cell table:formula="of:=[.I6]/41.9" office:value-type="float" office:value="0.12434367632809" calcext:value-type="float">
            <text:p>0.12434367632809</text:p>
          </table:table-cell>
          <table:table-cell table:formula="of:=SQRT(([.H6]/41.9)^2 + ([.J6]/41.9)^2)" office:value-type="float" office:value="0.0826334188310818" calcext:value-type="float">
            <text:p>0.0826334188310818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float" office:value="34.12054" calcext:value-type="float">
            <text:p>34.12054</text:p>
          </table:table-cell>
          <table:table-cell office:value-type="float" office:value="-106.88632" calcext:value-type="float">
            <text:p>-106.88632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979185910.75" calcext:value-type="float">
            <text:p>979185910.75</text:p>
          </table:table-cell>
          <table:table-cell office:value-type="float" office:value="2.02" calcext:value-type="float">
            <text:p>2.02</text:p>
          </table:table-cell>
          <table:table-cell office:value-type="float" office:value="979185898.97" calcext:value-type="float">
            <text:p>979185898.97</text:p>
          </table:table-cell>
          <table:table-cell office:value-type="float" office:value="1.83" calcext:value-type="float">
            <text:p>1.83</text:p>
          </table:table-cell>
          <table:table-cell table:formula="of:=([.G7]-[.E7])" office:value-type="float" office:value="-11.7799999713898" calcext:value-type="float">
            <text:p>-11.7799999713898</text:p>
          </table:table-cell>
          <table:table-cell table:formula="of:=SQRT([.F7]^2 + [.H7]^2)" office:value-type="float" office:value="2.72567422851668" calcext:value-type="float">
            <text:p>2.72567422851668</text:p>
          </table:table-cell>
          <table:table-cell table:formula="of:=[.I7]/41.9" office:value-type="float" office:value="-0.281145584042715" calcext:value-type="float">
            <text:p>-0.281145584042715</text:p>
          </table:table-cell>
          <table:table-cell table:formula="of:=SQRT(([.H7]/41.9)^2 + ([.J7]/41.9)^2)" office:value-type="float" office:value="0.078353625423056" calcext:value-type="float">
            <text:p>0.078353625423056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float" office:value="34.12048" calcext:value-type="float">
            <text:p>34.12048</text:p>
          </table:table-cell>
          <table:table-cell office:value-type="float" office:value="-106.88613" calcext:value-type="float">
            <text:p>-106.88613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979186032.38" calcext:value-type="float">
            <text:p>979186032.38</text:p>
          </table:table-cell>
          <table:table-cell office:value-type="float" office:value="2.02" calcext:value-type="float">
            <text:p>2.02</text:p>
          </table:table-cell>
          <table:table-cell office:value-type="float" office:value="979186017.83" calcext:value-type="float">
            <text:p>979186017.83</text:p>
          </table:table-cell>
          <table:table-cell office:value-type="float" office:value="1.84" calcext:value-type="float">
            <text:p>1.84</text:p>
          </table:table-cell>
          <table:table-cell table:formula="of:=([.G8]-[.E8])" office:value-type="float" office:value="-14.5499999523163" calcext:value-type="float">
            <text:p>-14.5499999523163</text:p>
          </table:table-cell>
          <table:table-cell table:formula="of:=SQRT([.F8]^2 + [.H8]^2)" office:value-type="float" office:value="2.73239821402372" calcext:value-type="float">
            <text:p>2.73239821402372</text:p>
          </table:table-cell>
          <table:table-cell table:formula="of:=[.I8]/41.9" office:value-type="float" office:value="-0.347255368790365" calcext:value-type="float">
            <text:p>-0.347255368790365</text:p>
          </table:table-cell>
          <table:table-cell table:formula="of:=SQRT(([.H8]/41.9)^2 + ([.J8]/41.9)^2)" office:value-type="float" office:value="0.0786199684998403" calcext:value-type="float">
            <text:p>0.0786199684998403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float" office:value="34.12066" calcext:value-type="float">
            <text:p>34.12066</text:p>
          </table:table-cell>
          <table:table-cell office:value-type="float" office:value="-106.88588" calcext:value-type="float">
            <text:p>-106.88588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979186123.34" calcext:value-type="float">
            <text:p>979186123.34</text:p>
          </table:table-cell>
          <table:table-cell office:value-type="float" office:value="1.99" calcext:value-type="float">
            <text:p>1.99</text:p>
          </table:table-cell>
          <table:table-cell office:value-type="float" office:value="979186116.9" calcext:value-type="float">
            <text:p>979186116.9</text:p>
          </table:table-cell>
          <table:table-cell office:value-type="float" office:value="1.84" calcext:value-type="float">
            <text:p>1.84</text:p>
          </table:table-cell>
          <table:table-cell table:formula="of:=([.G9]-[.E9])" office:value-type="float" office:value="-6.44000005722046" calcext:value-type="float">
            <text:p>-6.44000005722046</text:p>
          </table:table-cell>
          <table:table-cell table:formula="of:=SQRT([.F9]^2 + [.H9]^2)" office:value-type="float" office:value="2.71029518687541" calcext:value-type="float">
            <text:p>2.71029518687541</text:p>
          </table:table-cell>
          <table:table-cell table:formula="of:=[.I9]/41.9" office:value-type="float" office:value="-0.15369928537519" calcext:value-type="float">
            <text:p>-0.15369928537519</text:p>
          </table:table-cell>
          <table:table-cell table:formula="of:=SQRT(([.H9]/41.9)^2 + ([.J9]/41.9)^2)" office:value-type="float" office:value="0.078182966530738" calcext:value-type="float">
            <text:p>0.078182966530738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float" office:value="34.12071" calcext:value-type="float">
            <text:p>34.12071</text:p>
          </table:table-cell>
          <table:table-cell office:value-type="float" office:value="-106.88564" calcext:value-type="float">
            <text:p>-106.88564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979186185.08" calcext:value-type="float">
            <text:p>979186185.08</text:p>
          </table:table-cell>
          <table:table-cell office:value-type="float" office:value="2.02" calcext:value-type="float">
            <text:p>2.02</text:p>
          </table:table-cell>
          <table:table-cell office:value-type="float" office:value="979186177.79" calcext:value-type="float">
            <text:p>979186177.79</text:p>
          </table:table-cell>
          <table:table-cell office:value-type="float" office:value="1.83" calcext:value-type="float">
            <text:p>1.83</text:p>
          </table:table-cell>
          <table:table-cell table:formula="of:=([.G10]-[.E10])" office:value-type="float" office:value="-7.29000008106232" calcext:value-type="float">
            <text:p>-7.29000008106232</text:p>
          </table:table-cell>
          <table:table-cell table:formula="of:=SQRT([.F10]^2 + [.H10]^2)" office:value-type="float" office:value="2.72567422851668" calcext:value-type="float">
            <text:p>2.72567422851668</text:p>
          </table:table-cell>
          <table:table-cell table:formula="of:=[.I10]/41.9" office:value-type="float" office:value="-0.173985682125592" calcext:value-type="float">
            <text:p>-0.173985682125592</text:p>
          </table:table-cell>
          <table:table-cell table:formula="of:=SQRT(([.H10]/41.9)^2 + ([.J10]/41.9)^2)" office:value-type="float" office:value="0.078353625423056" calcext:value-type="float">
            <text:p>0.078353625423056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float" office:value="34.12103" calcext:value-type="float">
            <text:p>34.12103</text:p>
          </table:table-cell>
          <table:table-cell office:value-type="float" office:value="-106.88468" calcext:value-type="float">
            <text:p>-106.88468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979186788.01" calcext:value-type="float">
            <text:p>979186788.01</text:p>
          </table:table-cell>
          <table:table-cell office:value-type="float" office:value="1.99" calcext:value-type="float">
            <text:p>1.99</text:p>
          </table:table-cell>
          <table:table-cell office:value-type="float" office:value="979186792.22" calcext:value-type="float">
            <text:p>979186792.22</text:p>
          </table:table-cell>
          <table:table-cell office:value-type="float" office:value="1.84" calcext:value-type="float">
            <text:p>1.84</text:p>
          </table:table-cell>
          <table:table-cell table:formula="of:=([.G11]-[.E11])" office:value-type="float" office:value="4.21000003814697" calcext:value-type="float">
            <text:p>4.21000003814697</text:p>
          </table:table-cell>
          <table:table-cell table:formula="of:=SQRT([.F11]^2 + [.H11]^2)" office:value-type="float" office:value="2.71029518687541" calcext:value-type="float">
            <text:p>2.71029518687541</text:p>
          </table:table-cell>
          <table:table-cell table:formula="of:=[.I11]/41.9" office:value-type="float" office:value="0.100477327879403" calcext:value-type="float">
            <text:p>0.100477327879403</text:p>
          </table:table-cell>
          <table:table-cell table:formula="of:=SQRT(([.H11]/41.9)^2 + ([.J11]/41.9)^2)" office:value-type="float" office:value="0.078182966530738" calcext:value-type="float">
            <text:p>0.078182966530738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float" office:value="34.12111" calcext:value-type="float">
            <text:p>34.12111</text:p>
          </table:table-cell>
          <table:table-cell office:value-type="float" office:value="-106.88444" calcext:value-type="float">
            <text:p>-106.88444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979186903.27" calcext:value-type="float">
            <text:p>979186903.27</text:p>
          </table:table-cell>
          <table:table-cell office:value-type="float" office:value="2.03" calcext:value-type="float">
            <text:p>2.03</text:p>
          </table:table-cell>
          <table:table-cell office:value-type="float" office:value="979186892.16" calcext:value-type="float">
            <text:p>979186892.16</text:p>
          </table:table-cell>
          <table:table-cell office:value-type="float" office:value="1.84" calcext:value-type="float">
            <text:p>1.84</text:p>
          </table:table-cell>
          <table:table-cell table:formula="of:=([.G12]-[.E12])" office:value-type="float" office:value="-11.1100000143051" calcext:value-type="float">
            <text:p>-11.1100000143051</text:p>
          </table:table-cell>
          <table:table-cell table:formula="of:=SQRT([.F12]^2 + [.H12]^2)" office:value-type="float" office:value="2.73979926271981" calcext:value-type="float">
            <text:p>2.73979926271981</text:p>
          </table:table-cell>
          <table:table-cell table:formula="of:=[.I12]/41.9" office:value-type="float" office:value="-0.265155131606327" calcext:value-type="float">
            <text:p>-0.265155131606327</text:p>
          </table:table-cell>
          <table:table-cell table:formula="of:=SQRT(([.H12]/41.9)^2 + ([.J12]/41.9)^2)" office:value-type="float" office:value="0.0787665433527522" calcext:value-type="float">
            <text:p>0.0787665433527522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float" office:value="34.1203" calcext:value-type="float">
            <text:p>34.1203</text:p>
          </table:table-cell>
          <table:table-cell office:value-type="float" office:value="-106.88674" calcext:value-type="float">
            <text:p>-106.88674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979185637.45" calcext:value-type="float">
            <text:p>979185637.45</text:p>
          </table:table-cell>
          <table:table-cell office:value-type="float" office:value="2" calcext:value-type="float">
            <text:p>2</text:p>
          </table:table-cell>
          <table:table-cell office:value-type="float" office:value="979185634.88" calcext:value-type="float">
            <text:p>979185634.88</text:p>
          </table:table-cell>
          <table:table-cell office:value-type="float" office:value="1.84" calcext:value-type="float">
            <text:p>1.84</text:p>
          </table:table-cell>
          <table:table-cell table:formula="of:=([.G13]-[.E13])" office:value-type="float" office:value="-2.57000005245209" calcext:value-type="float">
            <text:p>-2.57000005245209</text:p>
          </table:table-cell>
          <table:table-cell table:formula="of:=SQRT([.F13]^2 + [.H13]^2)" office:value-type="float" office:value="2.71764604023408" calcext:value-type="float">
            <text:p>2.71764604023408</text:p>
          </table:table-cell>
          <table:table-cell table:formula="of:=[.I13]/41.9" office:value-type="float" office:value="-0.0613365167649663" calcext:value-type="float">
            <text:p>-0.0613365167649663</text:p>
          </table:table-cell>
          <table:table-cell table:formula="of:=SQRT(([.H13]/41.9)^2 + ([.J13]/41.9)^2)" office:value-type="float" office:value="0.0783281775532831" calcext:value-type="float">
            <text:p>0.0783281775532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4:06:51.249000000</meta:creation-date>
    <meta:generator>LibreOffice/24.8.0.3$Windows_X86_64 LibreOffice_project/0bdf1299c94fe897b119f97f3c613e9dca6be583</meta:generator>
    <dc:date>2025-04-20T14:22:02.170000000</dc:date>
    <meta:editing-duration>PT2M56S</meta:editing-duration>
    <meta:editing-cycles>1</meta:editing-cycles>
    <meta:document-statistic meta:table-count="1" meta:cell-count="156" meta:object-count="0"/>
  </office:meta>
</office:document-meta>
</file>